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8.53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3cm" fo:min-width="2.7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03cm" fo:min-width="0.86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03cm" fo:min-width="3.5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17.915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4.263cm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18.5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03cm" fo:min-width="9.56cm"/>
      <style:paragraph-properties style:writing-mode="lr-tb"/>
    </style:style>
    <style:style style:name="gr13" style:family="graphic" style:parent-style-name="objectwithoutfill">
      <style:graphic-properties svg:stroke-color="#ff0000" draw:marker-end="Arrowheads_20_4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5.575cm"/>
      <style:paragraph-properties style:writing-mode="lr-tb"/>
    </style:style>
    <style:style style:name="gr15" style:family="graphic" style:parent-style-name="objectwithoutfill">
      <style:graphic-properties svg:stroke-color="#ff0000" draw:marker-end="Arrowheads_20_3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color="#ff0000" loext:opacity="100%"/>
    </style:style>
    <style:style style:name="T1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38cm" svg:height="1.27cm" svg:x="0.862cm" svg:y="9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0.862cm" svg:y="11.2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162cm" svg:y="11.2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562cm" svg:y="11.207cm">
          <text:p text:style-name="P1">Entry 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7.962cm" svg:y="11.207cm">
          <text:p text:style-name="P1">Entry 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262cm" svg:y="11.207cm">
          <text:p text:style-name="P1">Entry 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6cm" svg:height="0.953cm" svg:x="12.562cm" svg:y="11.2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62cm" svg:height="0.953cm" svg:x="16.14cm" svg:y="11.2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8cm" svg:height="0.953cm" svg:x="15.822cm" svg:y="11.207cm">
          <text:p text:style-name="P1">Entry 63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8.415cm" svg:height="1.27cm" svg:x="1cm" svg:y="6.397cm">
          <text:p text:style-name="P1">xas_split index==128 order==6 new_order==0 entry==folio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207cm" svg:y1="7.667cm" svg:x2="10.207cm" svg:y2="8.62cm">
          <text:p/>
        </draw:line>
        <draw:custom-shape draw:style-name="gr1" draw:text-style-name="P1" draw:layer="layout" svg:width="19.038cm" svg:height="1.27cm" svg:x="0.894cm" svg:y="8.62cm">
          <text:p text:style-name="P1">head shift = 12 XA_CHUNK_MASK=6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38cm" svg:height="1.27cm" svg:x="0.862cm" svg:y="9.82cm">
          <text:p text:style-name="P1">offset = (index &gt;&gt; node-&gt;shift) &amp; XA_CHUNK_MASK = 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38cm" svg:height="1.27cm" svg:x="0.862cm" svg:y="14.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0.862cm" svg:y="16.0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162cm" svg:y="16.0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562cm" svg:y="16.007cm">
          <text:p text:style-name="P1">Entry 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7.962cm" svg:y="16.007cm">
          <text:p text:style-name="P1">Entry 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262cm" svg:y="16.007cm">
          <text:p text:style-name="P1">Entry 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6cm" svg:height="0.953cm" svg:x="12.562cm" svg:y="16.0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62cm" svg:height="0.953cm" svg:x="16.14cm" svg:y="16.0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8cm" svg:height="0.953cm" svg:x="15.822cm" svg:y="16.007cm">
          <text:p text:style-name="P1">Entry 6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38cm" svg:height="1.27cm" svg:x="0.894cm" svg:y="13.42cm">
          <text:p text:style-name="P1">node shift = 6 XA_CHUNK_MASK=6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38cm" svg:height="1.27cm" svg:x="0.862cm" svg:y="14.62cm">
          <text:p text:style-name="P1">offset = (index &gt;&gt; node-&gt;shift) &amp; XA_CHUNK_MASK = 2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.635cm" svg:y1="12.212cm" svg:x2="9.89cm" svg:y2="13.3cm">
          <text:p/>
        </draw:line>
        <draw:custom-shape draw:style-name="gr9" draw:text-style-name="P1" draw:layer="layout" svg:width="4.763cm" svg:height="1.27cm" svg:x="2.992cm" svg:y="18.462cm">
          <text:p text:style-name="P1">folio 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6.397cm" svg:y1="16.875cm" svg:x2="6.397cm" svg:y2="18.462cm">
          <text:p/>
        </draw:line>
        <draw:custom-shape draw:style-name="gr11" draw:text-style-name="P3" draw:layer="layout" svg:width="19.05cm" svg:height="1.27cm" svg:x="0.782cm" svg:y="20.367cm">
          <text:p text:style-name="P3"><text:span text:style-name="T1">new node shift = 0 count=6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0.862cm" svg:y="21.707cm">
          <text:p text:style-name="P1"><text:span text:style-name="T1">Entry 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162cm" svg:y="21.707cm">
          <text:p text:style-name="P1"><text:span text:style-name="T1">Entry 1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0.06cm" svg:height="0.953cm" svg:x="5.762cm" svg:y="21.707cm">
          <text:p text:style-name="P3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62cm" svg:height="0.953cm" svg:x="16.14cm" svg:y="21.7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8cm" svg:height="0.953cm" svg:x="15.822cm" svg:y="21.707cm">
          <text:p text:style-name="P3"><text:span text:style-name="T1">Entry 63</text:span>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7.032cm" svg:y1="17.192cm" svg:x2="10.842cm" svg:y2="20.05cm">
          <text:p/>
        </draw:line>
        <draw:custom-shape draw:style-name="gr14" draw:text-style-name="P1" draw:layer="layout" svg:width="6.075cm" svg:height="1.27cm" svg:x="14.292cm" svg:y="24.263cm">
          <text:p text:style-name="P1"><text:span text:style-name="T1">folio→page + 63</text:span> 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7.697cm" svg:y1="22.676cm" svg:x2="17.697cm" svg:y2="24.263cm">
          <text:p/>
        </draw:line>
        <draw:custom-shape draw:style-name="gr14" draw:text-style-name="P1" draw:layer="layout" svg:width="6.075cm" svg:height="1.27cm" svg:x="1.492cm" svg:y="24.263cm">
          <text:p text:style-name="P1"><text:span text:style-name="T1">folio→page + 1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4.897cm" svg:y1="22.676cm" svg:x2="4.897cm" svg:y2="24.263cm">
          <text:p/>
        </draw:line>
        <draw:custom-shape draw:style-name="gr14" draw:text-style-name="P1" draw:layer="layout" svg:width="6.075cm" svg:height="1.27cm" svg:x="1.092cm" svg:y="26.564cm">
          <text:p text:style-name="P1"><text:span text:style-name="T1">folio→page + 0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2.737cm" svg:y1="22.59cm" svg:x2="2.797cm" svg:y2="26.56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4-12T07:17:37.571656042</dc:date>
    <meta:editing-duration>PT46M</meta:editing-duration>
    <meta:editing-cycles>7</meta:editing-cycles>
    <meta:generator>LibreOffice/7.3.7.2$Linux_X86_64 LibreOffice_project/30$Build-2</meta:generator>
    <meta:document-statistic meta:object-count="40"/>
  </office:meta>
</office:document-meta>
</file>